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ff" draw:opacity="10%" draw:textarea-horizontal-align="justify" draw:textarea-vertical-align="middle" draw:auto-grow-height="false" fo:min-height="2.848cm" fo:min-width="17.708cm" draw:shadow-opacity="10%"/>
    </style:style>
    <style:style style:name="gr2" style:family="graphic" style:parent-style-name="standard">
      <style:graphic-properties draw:fill="solid" draw:fill-color="#ff3300" draw:opacity="10%" draw:textarea-horizontal-align="justify" draw:textarea-vertical-align="middle" draw:auto-grow-height="false" fo:min-height="8.324cm" fo:min-width="17.116cm" draw:shadow-opacity="10%"/>
    </style:style>
    <style:style style:name="gr3" style:family="graphic" style:parent-style-name="standard">
      <style:graphic-properties draw:fill="solid" draw:fill-color="#00cccc" draw:opacity="10%" draw:textarea-horizontal-align="justify" draw:textarea-vertical-align="middle" draw:auto-grow-height="false" fo:min-height="10.128cm" fo:min-width="16.878cm" draw:shadow-opacity="10%"/>
    </style:style>
    <style:style style:name="gr4" style:family="graphic" style:parent-style-name="standard">
      <style:graphic-properties draw:textarea-horizontal-align="justify" draw:textarea-vertical-align="middle" draw:auto-grow-height="false" fo:min-height="1.556cm" fo:min-width="3.806cm" fo:wrap-option="wrap"/>
    </style:style>
    <style:style style:name="gr5" style:family="graphic" style:parent-style-name="standard">
      <style:graphic-properties draw:textarea-horizontal-align="justify" draw:textarea-vertical-align="middle" draw:auto-grow-height="false" fo:min-height="1.556cm" fo:min-width="3.306cm" fo:wrap-option="wrap"/>
    </style:style>
    <style:style style:name="gr6" style:family="graphic" style:parent-style-name="standard">
      <style:graphic-properties draw:fill-color="#ffffcc" draw:textarea-horizontal-align="justify" draw:textarea-vertical-align="middle" draw:auto-grow-height="false" fo:min-height="1.164cm" fo:min-width="3.39cm" fo:wrap-option="wrap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63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8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0.6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12" style:family="graphic" style:parent-style-name="standard">
      <style:graphic-properties draw:fill="solid" draw:fill-color="#ff6666" draw:textarea-horizontal-align="justify" draw:textarea-vertical-align="middle" draw:auto-grow-height="false" fo:min-height="1.008cm" fo:min-width="2.96cm" fo:wrap-option="wrap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14" style:family="graphic" style:parent-style-name="objectwithoutfill">
      <style:graphic-properties draw:stroke="dash" draw:stroke-dash="Fine_20_Dashed" draw:marker-end="Arrow" draw:marker-end-width="0.3cm" draw:fill="none" draw:textarea-horizontal-align="center" draw:textarea-vertical-align="middle"/>
    </style:style>
    <style:style style:name="P1" style:family="paragraph">
      <loext:graphic-properties draw:fill="solid" draw:fill-color="#ccffff" draw:opacity="10%"/>
      <style:paragraph-properties fo:text-align="center"/>
    </style:style>
    <style:style style:name="P2" style:family="paragraph">
      <loext:graphic-properties draw:fill="solid" draw:fill-color="#ff3300" draw:opacity="10%"/>
      <style:paragraph-properties fo:text-align="center"/>
    </style:style>
    <style:style style:name="P3" style:family="paragraph">
      <loext:graphic-properties draw:fill="solid" draw:fill-color="#00cccc" draw:opacity="10%"/>
      <style:paragraph-properties fo:text-align="center"/>
    </style:style>
    <style:style style:name="P4" style:family="paragraph">
      <style:paragraph-properties fo:text-align="center">
        <style:tab-stops/>
      </style:paragraph-properties>
    </style:style>
    <style:style style:name="P5" style:family="paragraph">
      <style:paragraph-properties fo:text-align="center"/>
    </style:style>
    <style:style style:name="P6" style:family="paragraph">
      <loext:graphic-properties draw:fill-color="#ffffcc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24pt" style:font-size-asian="18pt" style:font-size-complex="18pt"/>
    </style:style>
    <style:style style:name="P9" style:family="paragraph">
      <loext:graphic-properties draw:fill="none" draw:fill-color="#ffffff"/>
      <style:text-properties fo:font-size="26pt" style:font-size-asian="18pt" style:font-size-complex="18pt"/>
    </style:style>
    <style:style style:name="P10" style:family="paragraph">
      <loext:graphic-properties draw:fill="solid" draw:fill-color="#ff6666"/>
      <style:paragraph-properties fo:text-align="center"/>
      <style:text-properties fo:font-size="15pt" style:font-size-asian="18pt" style:font-size-complex="18pt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size="26pt" style:font-size-asian="18pt" style:font-size-complex="18pt"/>
    </style:style>
    <style:style style:name="T3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542cm" svg:height="3.432cm" svg:x="1.254cm" svg:y="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8.542cm" svg:height="9.5cm" svg:x="1.254cm" svg:y="14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8.5cm" svg:height="11.5cm" svg:x="1.254cm" svg:y="2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5" draw:id="id5" draw:layer="layout" svg:width="4.5cm" svg:height="2cm" svg:x="8.5cm" svg:y="6cm">
          <text:p text:style-name="P4">nubis-buil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9" draw:id="id9" draw:layer="layout" svg:width="4cm" svg:height="2cm" svg:x="8cm" svg:y="10cm">
          <text:p text:style-name="P4">Pac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1" draw:id="id11" draw:layer="layout" svg:width="4.5cm" svg:height="2cm" svg:x="1.5cm" svg:y="7.5cm">
          <text:p text:style-name="P4">Puppet Masterle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6" draw:id="id6" draw:layer="layout" svg:width="5.5cm" svg:height="2cm" svg:x="14cm" svg:y="3.5cm">
          <text:p text:style-name="P5">Deployment Reposit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0" draw:id="id10" draw:layer="layout" svg:width="5.5cm" svg:height="2cm" svg:x="2cm" svg:y="11.5cm">
          <text:p text:style-name="P5">Puppet Modul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" draw:id="id4" draw:layer="layout" svg:width="5.5cm" svg:height="2cm" svg:x="1.5cm" svg:y="3.5cm">
          <text:p text:style-name="P5">Base AM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" draw:id="id1" draw:layer="layout" svg:width="4.5cm" svg:height="2cm" svg:x="9cm" svg:y="18cm">
          <text:p text:style-name="P4">nubis-c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3" draw:id="id3" draw:layer="layout" svg:width="5.5cm" svg:height="2cm" svg:x="1.5cm" svg:y="15.5cm">
          <text:p text:style-name="P5">Deployment Reposit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2" draw:id="id2" draw:layer="layout" svg:width="4cm" svg:height="2cm" svg:x="2.5cm" svg:y="20.5cm">
          <text:p text:style-name="P4">Terrafo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svg:x1="9cm" svg:y1="19cm" svg:x2="4.5cm" svg:y2="20.5cm" draw:start-shape="id1" draw:start-glue-point="3" draw:end-shape="id2" draw:end-glue-point="0" svg:d="M9000 19000h-4500v1500" svg:viewBox="0 0 4501 1501">
          <text:p/>
        </draw:connector>
        <draw:custom-shape draw:style-name="gr6" draw:text-style-name="P6" draw:layer="layout" svg:width="5.5cm" svg:height="2cm" svg:x="1.977cm" svg:y="26.178cm">
          <text:p text:style-name="P5">In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4cm" svg:height="2cm" svg:x="8.493cm" svg:y="26.178cm">
          <text:p text:style-name="P4">To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8" draw:layer="layout" svg:width="3.131cm" svg:height="1.195cm" svg:x="8.869cm" svg:y="14.5cm">
          <draw:text-box>
            <text:p><text:span text:style-name="T1">Deploy</text:span></text:p>
          </draw:text-box>
        </draw:frame>
        <draw:frame draw:style-name="gr9" draw:text-style-name="P8" draw:layer="layout" svg:width="2.377cm" svg:height="1.195cm" svg:x="9cm" svg:y="2.5cm">
          <draw:text-box>
            <text:p><text:span text:style-name="T1">Build</text:span></text:p>
          </draw:text-box>
        </draw:frame>
        <draw:frame draw:style-name="gr10" draw:text-style-name="P9" draw:layer="layout" svg:width="11.187cm" svg:height="1.276cm" svg:x="4.5cm" svg:y="1cm">
          <draw:text-box>
            <text:p><text:span text:style-name="T2">Build and Deploy Diagram</text:span></text:p>
          </draw:text-box>
        </draw:frame>
        <draw:frame draw:style-name="gr11" draw:text-style-name="P8" draw:layer="layout" svg:width="2.044cm" svg:height="1.195cm" svg:x="9.5cm" svg:y="25cm">
          <draw:text-box>
            <text:p><text:span text:style-name="T1">Key</text:span></text:p>
          </draw:text-box>
        </draw:frame>
        <draw:connector draw:style-name="gr7" draw:text-style-name="P7" draw:layer="layout" svg:x1="7cm" svg:y1="16.5cm" svg:x2="11.25cm" svg:y2="18cm" draw:start-shape="id3" draw:start-glue-point="10" draw:end-shape="id1" draw:end-glue-point="0" svg:d="M7000 16500h4250v1500" svg:viewBox="0 0 4251 1501">
          <text:p/>
        </draw:connector>
        <draw:connector draw:style-name="gr7" draw:text-style-name="P7" draw:layer="layout" svg:x1="7cm" svg:y1="4.5cm" svg:x2="10.75cm" svg:y2="6cm" draw:start-shape="id4" draw:start-glue-point="10" draw:end-shape="id5" draw:end-glue-point="0" svg:d="M7000 4500h3750v1500" svg:viewBox="0 0 3751 1501">
          <text:p/>
        </draw:connector>
        <draw:connector draw:style-name="gr7" draw:text-style-name="P7" draw:layer="layout" svg:x1="14cm" svg:y1="4.5cm" svg:x2="10.75cm" svg:y2="6cm" draw:start-shape="id6" draw:start-glue-point="6" draw:end-shape="id5" svg:d="M14000 4500h-3250v1500" svg:viewBox="0 0 3251 1501">
          <text:p/>
        </draw:connector>
        <draw:custom-shape draw:style-name="gr12" draw:text-style-name="P10" xml:id="id7" draw:id="id7" draw:layer="layout" svg:width="5.5cm" svg:height="2cm" svg:x="13cm" svg:y="21.5cm">
          <text:p text:style-name="P5"><text:span text:style-name="T3">Application Deployment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7" draw:text-style-name="P7" draw:layer="layout" svg:x1="6.5cm" svg:y1="21.5cm" svg:x2="13cm" svg:y2="22.5cm" draw:start-shape="id2" draw:start-glue-point="1" draw:end-shape="id7" svg:d="M6500 21500h3251v1000h3249" svg:viewBox="0 0 6501 1001">
          <text:p/>
        </draw:connector>
        <draw:custom-shape draw:style-name="gr12" draw:text-style-name="P10" xml:id="id8" draw:id="id8" draw:layer="layout" svg:width="5.5cm" svg:height="2cm" svg:x="14cm" svg:y="11cm">
          <text:p text:style-name="P5"><text:span text:style-name="T3">Application AMI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7" draw:text-style-name="P7" draw:layer="layout" svg:x1="16.75cm" svg:y1="13cm" svg:x2="13.5cm" svg:y2="19cm" draw:start-shape="id8" draw:start-glue-point="6" draw:end-shape="id1" draw:end-glue-point="1" svg:d="M16750 13000v6000h-3250" svg:viewBox="0 0 3251 6001">
          <text:p/>
        </draw:connector>
        <draw:custom-shape draw:style-name="gr12" draw:text-style-name="P10" draw:layer="layout" svg:width="5.5cm" svg:height="2cm" svg:x="13.534cm" svg:y="26.178cm">
          <text:p text:style-name="P5"><text:span text:style-name="T3">Product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7" draw:text-style-name="P7" draw:layer="layout" svg:x1="10.75cm" svg:y1="8cm" svg:x2="10cm" svg:y2="10cm" draw:start-shape="id5" draw:start-glue-point="2" draw:end-shape="id9" draw:end-glue-point="0" svg:d="M10750 8000v1001h-750v999" svg:viewBox="0 0 751 2001">
          <text:p/>
        </draw:connector>
        <draw:connector draw:style-name="gr7" draw:text-style-name="P7" draw:layer="layout" svg:x1="12cm" svg:y1="11cm" svg:x2="14cm" svg:y2="12cm" draw:start-shape="id9" draw:start-glue-point="1" draw:end-shape="id8" draw:end-glue-point="5" svg:d="M12000 11000h1001v1000h999" svg:viewBox="0 0 2001 1001">
          <text:p/>
        </draw:connector>
        <draw:connector draw:style-name="gr7" draw:text-style-name="P7" draw:layer="layout" svg:x1="4.75cm" svg:y1="11.5cm" svg:x2="3.75cm" svg:y2="9.5cm" draw:start-shape="id10" draw:start-glue-point="4" draw:end-shape="id11" draw:end-glue-point="2" svg:d="M4750 11500v-999h-1000v-1001" svg:viewBox="0 0 1001 2001">
          <text:p/>
        </draw:connector>
        <draw:connector draw:style-name="gr13" draw:text-style-name="P7" draw:layer="layout" svg:x1="6cm" svg:y1="8.5cm" svg:x2="8cm" svg:y2="11cm" draw:start-shape="id11" draw:start-glue-point="1" draw:end-shape="id9" draw:end-glue-point="3" svg:d="M6000 8500h1001v2500h999" svg:viewBox="0 0 2001 2501">
          <text:p/>
        </draw:connector>
        <draw:connector draw:style-name="gr14" draw:text-style-name="P7" draw:layer="layout" svg:x1="13cm" svg:y1="7cm" svg:x2="16.75cm" svg:y2="11cm" draw:start-shape="id5" draw:start-glue-point="1" draw:end-shape="id8" draw:end-glue-point="4" svg:d="M13000 7000h3750v4000" svg:viewBox="0 0 3751 4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57M38S</meta:editing-duration>
    <meta:editing-cycles>21</meta:editing-cycles>
    <meta:generator>LibreOffice/5.1.4.2$Linux_X86_64 LibreOffice_project/10m0$Build-2</meta:generator>
    <dc:date>2016-09-07T09:35:29.068948959</dc:date>
    <meta:document-statistic meta:object-count="32"/>
  </office:meta>
</office:document-meta>
</file>